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en-objec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<text:span text:style-name="T2">Tijd</text:span></text:p>
                <text:p text:style-name="P6"><text:span text:style-name="T3"/></text:p>
              </text:list-item>
              <text:list-item>
                <text:p text:style-name="P6"><text:span text:style-name="T3">millis()</text:span></text:p>
                <text:p text:style-name="P6"><text:span text:style-name="T3"/></text:p>
              </text:list-item>
              <text:list-item>
                <text:p text:style-name="P6"><text:span text:style-name="T3">print / println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1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7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cm" svg:height="0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cm" svg:height="0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8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9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cm" svg:height="0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cm" svg:height="0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cm" svg:height="0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cm" svg:height="0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cm" svg:height="0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cm" svg:height="0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cm" svg:height="0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cm" svg:height="0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cm" svg:height="0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0-16T20:52:21Z</meta:creation-date>
    <dc:date>2015-08-23T15:48:31.792541340</dc:date>
    <meta:editing-cycles>8</meta:editing-cycles>
    <meta:editing-duration>PT41M15S</meta:editing-duration>
    <meta:document-statistic meta:object-count="156"/>
  </office:meta>
</office:document-meta>
</file>